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6847in" table:align="right"/>
    </style:style>
    <style:style style:name="Table1.A" style:family="table-column">
      <style:table-column-properties style:column-width="2.2243in"/>
    </style:style>
    <style:style style:name="Table1.B" style:family="table-column">
      <style:table-column-properties style:column-width="2.225in"/>
    </style:style>
    <style:style style:name="Table1.C" style:family="table-column">
      <style:table-column-properties style:column-width="2.2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089898d"/>
    </style:style>
    <style:style style:name="P3" style:family="paragraph" style:parent-style-name="Standard">
      <style:text-properties fo:language="en" fo:country="US" officeooo:rsid="001471a0" officeooo:paragraph-rsid="008c70aa"/>
    </style:style>
    <style:style style:name="P4" style:family="paragraph" style:parent-style-name="Standard">
      <style:text-properties fo:language="en" fo:country="US" officeooo:rsid="001471a0" officeooo:paragraph-rsid="009831f4"/>
    </style:style>
    <style:style style:name="P5" style:family="paragraph" style:parent-style-name="Standard" style:list-style-name="L3">
      <style:text-properties fo:language="en" fo:country="US" officeooo:rsid="001471a0" officeooo:paragraph-rsid="009831f4"/>
    </style:style>
    <style:style style:name="P6" style:family="paragraph" style:parent-style-name="Standard">
      <style:text-properties fo:language="en" fo:country="US" officeooo:rsid="0019dc34" officeooo:paragraph-rsid="0019dc34"/>
    </style:style>
    <style:style style:name="P7" style:family="paragraph" style:parent-style-name="Standard">
      <style:text-properties fo:language="en" fo:country="US" officeooo:rsid="001aa9bd" officeooo:paragraph-rsid="0019dc34"/>
    </style:style>
    <style:style style:name="P8" style:family="paragraph" style:parent-style-name="Standard">
      <style:text-properties fo:language="en" fo:country="US" officeooo:rsid="001aa9bd" officeooo:paragraph-rsid="001aa9bd"/>
    </style:style>
    <style:style style:name="P9" style:family="paragraph" style:parent-style-name="Standard">
      <style:text-properties fo:language="en" fo:country="US" officeooo:rsid="001aa9bd" officeooo:paragraph-rsid="001be059"/>
    </style:style>
    <style:style style:name="P10" style:family="paragraph" style:parent-style-name="Standard">
      <style:text-properties fo:language="en" fo:country="US" officeooo:rsid="001c5318" officeooo:paragraph-rsid="001aa9bd"/>
    </style:style>
    <style:style style:name="P11" style:family="paragraph" style:parent-style-name="Standard">
      <style:text-properties fo:language="en" fo:country="US" officeooo:rsid="0053e507" officeooo:paragraph-rsid="001c5318"/>
    </style:style>
    <style:style style:name="P12" style:family="paragraph" style:parent-style-name="Standard">
      <style:text-properties fo:language="en" fo:country="US" officeooo:rsid="001be059" officeooo:paragraph-rsid="0027fade"/>
    </style:style>
    <style:style style:name="P13" style:family="paragraph" style:parent-style-name="Standard">
      <style:text-properties fo:language="en" fo:country="US" officeooo:rsid="001be059" officeooo:paragraph-rsid="001be059"/>
    </style:style>
    <style:style style:name="P14" style:family="paragraph" style:parent-style-name="Standard">
      <style:text-properties fo:language="en" fo:country="US" officeooo:rsid="001be059" officeooo:paragraph-rsid="001aa9bd"/>
    </style:style>
    <style:style style:name="P15" style:family="paragraph" style:parent-style-name="Standard">
      <style:text-properties fo:language="en" fo:country="US" officeooo:rsid="001be059" officeooo:paragraph-rsid="001ccff5"/>
    </style:style>
    <style:style style:name="P16" style:family="paragraph" style:parent-style-name="Standard">
      <style:text-properties fo:language="en" fo:country="US" officeooo:rsid="0027fade" officeooo:paragraph-rsid="001be059"/>
    </style:style>
    <style:style style:name="P17" style:family="paragraph" style:parent-style-name="Standard">
      <style:text-properties fo:language="en" fo:country="US" officeooo:rsid="0048bcbf" officeooo:paragraph-rsid="0048bcbf"/>
    </style:style>
    <style:style style:name="P18" style:family="paragraph" style:parent-style-name="Standard">
      <style:text-properties fo:language="en" fo:country="US" officeooo:rsid="00449613" officeooo:paragraph-rsid="005c108a"/>
    </style:style>
    <style:style style:name="P19" style:family="paragraph" style:parent-style-name="Standard">
      <style:text-properties fo:language="en" fo:country="US" officeooo:rsid="00449613" officeooo:paragraph-rsid="00449613"/>
    </style:style>
    <style:style style:name="P20" style:family="paragraph" style:parent-style-name="Standard">
      <style:text-properties fo:language="en" fo:country="US" officeooo:rsid="00449613" officeooo:paragraph-rsid="0086dfb5"/>
    </style:style>
    <style:style style:name="P21" style:family="paragraph" style:parent-style-name="Standard">
      <style:text-properties fo:language="en" fo:country="US" officeooo:rsid="00449613" officeooo:paragraph-rsid="0088f5fa"/>
    </style:style>
    <style:style style:name="P22" style:family="paragraph" style:parent-style-name="Standard">
      <style:text-properties fo:language="en" fo:country="US" officeooo:rsid="00479458" officeooo:paragraph-rsid="00479458"/>
    </style:style>
    <style:style style:name="P23" style:family="paragraph" style:parent-style-name="Standard">
      <style:text-properties fo:language="en" fo:country="US" officeooo:rsid="0062b732" officeooo:paragraph-rsid="001aa9bd"/>
    </style:style>
    <style:style style:name="P24" style:family="paragraph" style:parent-style-name="Standard">
      <style:text-properties fo:language="en" fo:country="US" officeooo:rsid="001ccff5" officeooo:paragraph-rsid="001ccff5"/>
    </style:style>
    <style:style style:name="P25" style:family="paragraph" style:parent-style-name="Standard">
      <style:text-properties fo:language="en" fo:country="US" officeooo:paragraph-rsid="00149356"/>
    </style:style>
    <style:style style:name="P26" style:family="paragraph" style:parent-style-name="Standard">
      <style:text-properties fo:language="en" fo:country="US" officeooo:rsid="002b8e36" officeooo:paragraph-rsid="002b8e36"/>
    </style:style>
    <style:style style:name="P27" style:family="paragraph" style:parent-style-name="Standard">
      <style:text-properties fo:language="en" fo:country="US" officeooo:rsid="002d1850" officeooo:paragraph-rsid="002d1850"/>
    </style:style>
    <style:style style:name="P28" style:family="paragraph" style:parent-style-name="Standard">
      <style:text-properties fo:language="en" fo:country="US" officeooo:rsid="002f012c" officeooo:paragraph-rsid="002f012c"/>
    </style:style>
    <style:style style:name="P29" style:family="paragraph" style:parent-style-name="Standard">
      <style:text-properties fo:language="en" fo:country="US" officeooo:rsid="0032078b" officeooo:paragraph-rsid="0032078b"/>
    </style:style>
    <style:style style:name="P30" style:family="paragraph" style:parent-style-name="Standard">
      <style:text-properties fo:language="en" fo:country="US" officeooo:rsid="0032ea26" officeooo:paragraph-rsid="0032ea26"/>
    </style:style>
    <style:style style:name="P31" style:family="paragraph" style:parent-style-name="Standard">
      <style:text-properties fo:language="en" fo:country="US" officeooo:rsid="0050e5df" officeooo:paragraph-rsid="0050e5df"/>
    </style:style>
    <style:style style:name="P32" style:family="paragraph" style:parent-style-name="Standard">
      <style:text-properties fo:language="en" fo:country="US" officeooo:rsid="003659b9" officeooo:paragraph-rsid="0032ea26"/>
    </style:style>
    <style:style style:name="P33" style:family="paragraph" style:parent-style-name="Standard">
      <style:text-properties fo:language="en" fo:country="US" officeooo:rsid="0039673f" officeooo:paragraph-rsid="0039673f"/>
    </style:style>
    <style:style style:name="P34" style:family="paragraph" style:parent-style-name="Standard">
      <style:text-properties fo:language="en" fo:country="US" officeooo:rsid="003ad10c" officeooo:paragraph-rsid="003ad10c"/>
    </style:style>
    <style:style style:name="P35" style:family="paragraph" style:parent-style-name="Standard">
      <style:text-properties fo:language="en" fo:country="US" officeooo:rsid="003ee36f" officeooo:paragraph-rsid="003ad10c"/>
    </style:style>
    <style:style style:name="P36" style:family="paragraph" style:parent-style-name="Standard">
      <style:text-properties fo:language="en" fo:country="US" officeooo:rsid="003ee36f" officeooo:paragraph-rsid="003ee36f"/>
    </style:style>
    <style:style style:name="P37" style:family="paragraph" style:parent-style-name="Standard">
      <style:text-properties fo:language="en" fo:country="US" officeooo:rsid="0066501f" officeooo:paragraph-rsid="0066501f"/>
    </style:style>
    <style:style style:name="P38" style:family="paragraph" style:parent-style-name="Standard">
      <style:text-properties fo:language="en" fo:country="US" officeooo:rsid="006aa7b1" officeooo:paragraph-rsid="006aa7b1"/>
    </style:style>
    <style:style style:name="P39" style:family="paragraph" style:parent-style-name="Standard">
      <style:text-properties fo:language="en" fo:country="US" officeooo:rsid="006798a0" officeooo:paragraph-rsid="006798a0"/>
    </style:style>
    <style:style style:name="P40" style:family="paragraph" style:parent-style-name="Standard">
      <style:text-properties fo:language="en" fo:country="US" officeooo:rsid="0069633c" officeooo:paragraph-rsid="0069633c"/>
    </style:style>
    <style:style style:name="P41" style:family="paragraph" style:parent-style-name="Standard">
      <style:text-properties fo:language="en" fo:country="US" officeooo:rsid="0069633c" officeooo:paragraph-rsid="006b7c77"/>
    </style:style>
    <style:style style:name="P42" style:family="paragraph" style:parent-style-name="Standard">
      <style:text-properties fo:language="en" fo:country="US" officeooo:rsid="006bdaac" officeooo:paragraph-rsid="006b7c77"/>
    </style:style>
    <style:style style:name="P43" style:family="paragraph" style:parent-style-name="Standard">
      <style:text-properties fo:language="en" fo:country="US" officeooo:rsid="006cc8c0" officeooo:paragraph-rsid="006cc8c0"/>
    </style:style>
    <style:style style:name="P44" style:family="paragraph" style:parent-style-name="Standard" style:list-style-name="L3">
      <style:text-properties officeooo:paragraph-rsid="009831f4"/>
    </style:style>
    <style:style style:name="P45" style:family="paragraph" style:parent-style-name="Text_20_body">
      <style:text-properties fo:language="en" fo:country="US"/>
    </style:style>
    <style:style style:name="P46" style:family="paragraph" style:parent-style-name="Text_20_body">
      <style:text-properties fo:language="en" fo:country="US" officeooo:rsid="00209bba" officeooo:paragraph-rsid="00209bba"/>
    </style:style>
    <style:style style:name="P47" style:family="paragraph" style:parent-style-name="Heading_20_1">
      <style:text-properties fo:language="en" fo:country="US" officeooo:rsid="001471a0"/>
    </style:style>
    <style:style style:name="P48" style:family="paragraph" style:parent-style-name="Heading_20_2">
      <style:paragraph-properties fo:break-before="page"/>
      <style:text-properties fo:language="en" fo:country="US"/>
    </style:style>
    <style:style style:name="P49" style:family="paragraph" style:parent-style-name="Heading_20_2">
      <style:paragraph-properties fo:break-before="page"/>
      <style:text-properties fo:language="en" fo:country="US" officeooo:paragraph-rsid="0025b438"/>
    </style:style>
    <style:style style:name="P50" style:family="paragraph" style:parent-style-name="Table_20_Contents">
      <style:text-properties fo:language="en" fo:country="US"/>
    </style:style>
    <style:style style:name="P51" style:family="paragraph" style:parent-style-name="Table_20_Contents">
      <style:text-properties fo:language="en" fo:country="US" fo:font-weight="bold" officeooo:rsid="001be059" officeooo:paragraph-rsid="001be059" style:font-weight-asian="bold" style:font-weight-complex="bold"/>
    </style:style>
    <style:style style:name="P52" style:family="paragraph" style:parent-style-name="Table_20_Contents">
      <style:text-properties fo:language="en" fo:country="US" fo:font-weight="bold" officeooo:rsid="001aa9bd" officeooo:paragraph-rsid="001be059" style:font-weight-asian="bold" style:font-weight-complex="bold"/>
    </style:style>
    <style:style style:name="P53" style:family="paragraph" style:parent-style-name="Table_20_Contents">
      <style:text-properties fo:language="en" fo:country="US" fo:font-weight="bold" officeooo:rsid="0020cd99" officeooo:paragraph-rsid="0020cd99" style:font-weight-asian="bold" style:font-weight-complex="bold"/>
    </style:style>
    <style:style style:name="P54" style:family="paragraph" style:parent-style-name="Table_20_Contents">
      <style:text-properties fo:language="en" fo:country="US" fo:font-weight="bold" officeooo:rsid="00183474" officeooo:paragraph-rsid="00183474" style:font-weight-asian="bold" style:font-weight-complex="bold"/>
    </style:style>
    <style:style style:name="P55" style:family="paragraph" style:parent-style-name="Table_20_Contents">
      <style:text-properties fo:language="en" fo:country="US" fo:font-weight="bold" officeooo:rsid="006d1878" officeooo:paragraph-rsid="006d1878" style:font-weight-asian="bold" style:font-weight-complex="bold"/>
    </style:style>
    <style:style style:name="P56" style:family="paragraph" style:parent-style-name="Table_20_Contents">
      <style:text-properties fo:language="en" fo:country="US" officeooo:rsid="001be059" officeooo:paragraph-rsid="001be059"/>
    </style:style>
    <style:style style:name="P57" style:family="paragraph" style:parent-style-name="Table_20_Contents">
      <style:text-properties fo:language="en" fo:country="US" officeooo:rsid="00251325" officeooo:paragraph-rsid="00251325"/>
    </style:style>
    <style:style style:name="P58" style:family="paragraph" style:parent-style-name="Table_20_Contents">
      <style:text-properties fo:language="en" fo:country="US" officeooo:rsid="001c5318" officeooo:paragraph-rsid="001c5318"/>
    </style:style>
    <style:style style:name="P59" style:family="paragraph" style:parent-style-name="Table_20_Contents">
      <style:text-properties fo:language="en" fo:country="US" officeooo:rsid="006871b4" officeooo:paragraph-rsid="006871b4"/>
    </style:style>
    <style:style style:name="P60" style:family="paragraph" style:parent-style-name="Table_20_Contents">
      <style:text-properties fo:language="en" fo:country="US" officeooo:rsid="0053e507" officeooo:paragraph-rsid="0053e507"/>
    </style:style>
    <style:style style:name="P61" style:family="paragraph" style:parent-style-name="Table_20_Contents">
      <style:text-properties fo:language="en" fo:country="US" officeooo:rsid="00555073" officeooo:paragraph-rsid="00555073"/>
    </style:style>
    <style:style style:name="P62" style:family="paragraph" style:parent-style-name="Table_20_Contents">
      <style:text-properties fo:language="en" fo:country="US" officeooo:rsid="0020cd99" officeooo:paragraph-rsid="0020cd99"/>
    </style:style>
    <style:style style:name="P63" style:family="paragraph" style:parent-style-name="Table_20_Contents">
      <style:text-properties fo:language="en" fo:country="US" officeooo:rsid="00218f15"/>
    </style:style>
    <style:style style:name="P64" style:family="paragraph" style:parent-style-name="Table_20_Contents">
      <style:text-properties fo:language="en" fo:country="US" officeooo:rsid="002fac4f" officeooo:paragraph-rsid="002fac4f"/>
    </style:style>
    <style:style style:name="P65" style:family="paragraph" style:parent-style-name="Table_20_Contents">
      <style:text-properties fo:language="en" fo:country="US" officeooo:rsid="0030a503" officeooo:paragraph-rsid="0030a503"/>
    </style:style>
    <style:style style:name="P66" style:family="paragraph" style:parent-style-name="Table_20_Contents">
      <style:text-properties fo:language="en" fo:country="US" officeooo:rsid="00183474" officeooo:paragraph-rsid="00183474"/>
    </style:style>
    <style:style style:name="P67" style:family="paragraph" style:parent-style-name="Table_20_Contents">
      <style:text-properties fo:language="en" fo:country="US" officeooo:rsid="006383fc" officeooo:paragraph-rsid="006383fc"/>
    </style:style>
    <style:style style:name="P68" style:family="paragraph" style:parent-style-name="Table_20_Contents">
      <style:text-properties fo:language="en" fo:country="US" officeooo:rsid="0024be04" officeooo:paragraph-rsid="0024be04"/>
    </style:style>
    <style:style style:name="P69" style:family="paragraph" style:parent-style-name="Table_20_Contents">
      <style:text-properties fo:language="en" fo:country="US" officeooo:paragraph-rsid="0089cce1"/>
    </style:style>
    <style:style style:name="T1" style:family="text">
      <style:text-properties officeooo:rsid="001aa9bd"/>
    </style:style>
    <style:style style:name="T2" style:family="text">
      <style:text-properties officeooo:rsid="001be059"/>
    </style:style>
    <style:style style:name="T3" style:family="text">
      <style:text-properties officeooo:rsid="0026e30f"/>
    </style:style>
    <style:style style:name="T4" style:family="text">
      <style:text-properties officeooo:rsid="0027fade"/>
    </style:style>
    <style:style style:name="T5" style:family="text">
      <style:text-properties officeooo:rsid="002f012c"/>
    </style:style>
    <style:style style:name="T6" style:family="text">
      <style:text-properties officeooo:rsid="003588d2"/>
    </style:style>
    <style:style style:name="T7" style:family="text">
      <style:text-properties officeooo:rsid="003659b9"/>
    </style:style>
    <style:style style:name="T8" style:family="text">
      <style:text-properties officeooo:rsid="003e84dc"/>
    </style:style>
    <style:style style:name="T9" style:family="text">
      <style:text-properties officeooo:rsid="0048888e"/>
    </style:style>
    <style:style style:name="T10" style:family="text">
      <style:text-properties officeooo:rsid="005066c5"/>
    </style:style>
    <style:style style:name="T11" style:family="text">
      <style:text-properties officeooo:rsid="00508fd2"/>
    </style:style>
    <style:style style:name="T12" style:family="text">
      <style:text-properties officeooo:rsid="0050fcc4"/>
    </style:style>
    <style:style style:name="T13" style:family="text">
      <style:text-properties officeooo:rsid="005856a7"/>
    </style:style>
    <style:style style:name="T14" style:family="text">
      <style:text-properties officeooo:rsid="005b96ad"/>
    </style:style>
    <style:style style:name="T15" style:family="text">
      <style:text-properties officeooo:rsid="00618564"/>
    </style:style>
    <style:style style:name="T16" style:family="text">
      <style:text-properties officeooo:rsid="00624580"/>
    </style:style>
    <style:style style:name="T17" style:family="text">
      <style:text-properties officeooo:rsid="0062b732"/>
    </style:style>
    <style:style style:name="T18" style:family="text">
      <style:text-properties officeooo:rsid="006871b4"/>
    </style:style>
    <style:style style:name="T19" style:family="text">
      <style:text-properties officeooo:rsid="006aa7b1"/>
    </style:style>
    <style:style style:name="T20" style:family="text">
      <style:text-properties officeooo:rsid="006b7c77"/>
    </style:style>
    <style:style style:name="T21" style:family="text">
      <style:text-properties officeooo:rsid="006d1878"/>
    </style:style>
    <style:style style:name="T22" style:family="text">
      <style:text-properties officeooo:rsid="0071fdc2"/>
    </style:style>
    <style:style style:name="T23" style:family="text">
      <style:text-properties officeooo:rsid="007a3495"/>
    </style:style>
    <style:style style:name="T24" style:family="text">
      <style:text-properties officeooo:rsid="007bc3ae"/>
    </style:style>
    <style:style style:name="T25" style:family="text">
      <style:text-properties officeooo:rsid="007da887"/>
    </style:style>
    <style:style style:name="T26" style:family="text">
      <style:text-properties officeooo:rsid="0082ba2d"/>
    </style:style>
    <style:style style:name="T27" style:family="text">
      <style:text-properties officeooo:rsid="0083971e"/>
    </style:style>
    <style:style style:name="T28" style:family="text">
      <style:text-properties officeooo:rsid="00855515"/>
    </style:style>
    <style:style style:name="T29" style:family="text">
      <style:text-properties officeooo:rsid="00875ae8"/>
    </style:style>
    <style:style style:name="T30" style:family="text">
      <style:text-properties officeooo:rsid="0048bcbf"/>
    </style:style>
    <style:style style:name="T31" style:family="text">
      <style:text-properties officeooo:rsid="0088f5fa"/>
    </style:style>
    <style:style style:name="T32" style:family="text">
      <style:text-properties officeooo:rsid="0089898d"/>
    </style:style>
    <style:style style:name="T33" style:family="text">
      <style:text-properties officeooo:rsid="0089cce1"/>
    </style:style>
    <style:style style:name="T34" style:family="text">
      <style:text-properties officeooo:rsid="008b3137"/>
    </style:style>
    <style:style style:name="T35" style:family="text">
      <style:text-properties officeooo:rsid="008c70aa"/>
    </style:style>
    <style:style style:name="T36" style:family="text">
      <style:text-properties officeooo:rsid="008c7e7a"/>
    </style:style>
    <style:style style:name="T37" style:family="text">
      <style:text-properties officeooo:rsid="008dca4e"/>
    </style:style>
    <style:style style:name="T38" style:family="text">
      <style:text-properties officeooo:rsid="008ef82f"/>
    </style:style>
    <style:style style:name="T39" style:family="text">
      <style:text-properties officeooo:rsid="00915f0b"/>
    </style:style>
    <style:style style:name="T40" style:family="text">
      <style:text-properties officeooo:rsid="0092c6a7"/>
    </style:style>
    <style:style style:name="T41" style:family="text">
      <style:text-properties officeooo:rsid="009447d3"/>
    </style:style>
    <style:style style:name="T42" style:family="text">
      <style:text-properties officeooo:rsid="009610e0"/>
    </style:style>
    <style:style style:name="T43" style:family="text">
      <style:text-properties officeooo:rsid="00975f58"/>
    </style:style>
    <style:style style:name="T44" style:family="text">
      <style:text-properties officeooo:rsid="009831f4"/>
    </style:style>
    <style:style style:name="T45" style:family="text">
      <style:text-properties fo:language="en" fo:country="US" officeooo:rsid="009831f4"/>
    </style:style>
    <style:style style:name="T46" style:family="text">
      <style:text-properties officeooo:rsid="0098d249"/>
    </style:style>
    <style:style style:name="T47" style:family="text">
      <style:text-properties officeooo:rsid="009930fa"/>
    </style:style>
    <style:style style:name="T48" style:family="text">
      <style:text-properties officeooo:rsid="009ac35f"/>
    </style:style>
    <style:style style:name="T49" style:family="text">
      <style:text-properties officeooo:rsid="009d0e58"/>
    </style:style>
    <style:style style:name="T50" style:family="text">
      <style:text-properties officeooo:rsid="009d3f0c"/>
    </style:style>
    <style:style style:name="T51" style:family="text">
      <style:text-properties officeooo:rsid="009f22b5"/>
    </style:style>
    <style:style style:name="T52" style:family="text">
      <style:text-properties officeooo:rsid="009f5810"/>
    </style:style>
    <style:style style:name="T53" style:family="text">
      <style:text-properties officeooo:rsid="00a029fd"/>
    </style:style>
    <style:style style:name="T54" style:family="text">
      <style:text-properties officeooo:rsid="00a11100"/>
    </style:style>
    <style:style style:name="T55" style:family="text">
      <style:text-properties officeooo:rsid="00a5375f"/>
    </style:style>
    <style:style style:name="T56" style:family="text">
      <style:text-properties officeooo:rsid="00a6116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Information Algebra</text:h>
      <text:p text:style-name="P1">by Sven Nilsen</text:p>
      <text:p text:style-name="P1">version 00<text:span text:style-name="T25">1</text:span></text:p>
      <text:p text:style-name="P1"/>
      <text:h text:style-name="Heading_20_2" text:outline-level="2"><text:span text:style-name="T32">0 – Motivation</text:span></text:h>
      <text:p text:style-name="P2"><text:span text:style-name="T32"/></text:p>
      <text:p text:style-name="P3"><text:span text:style-name="T34">It is hard to</text:span><text:span text:style-name="T32"> reason mathematically about data structures and algorithms that ignores the details of how it is implemented. </text:span><text:span text:style-name="T38">H</text:span><text:span text:style-name="T35">ow do we find which </text:span><text:span text:style-name="T37">approach </text:span><text:span text:style-name="T41">is</text:span><text:span text:style-name="T35"> best without writing a single line of code? </text:span><text:span text:style-name="T39">W</text:span><text:span text:style-name="T41">hat can we prove about specific computer programs?</text:span></text:p>
      <text:p text:style-name="P3"><text:span text:style-name="T35"/></text:p>
      <text:p text:style-name="P4"><text:span text:style-name="T36">Algebra </text:span><text:span text:style-name="T40">is a practical and</text:span><text:span text:style-name="T36"> natural notion. </text:span><text:span text:style-name="T40">We can use algebra to encode some knowledge about the problem we have and transform it into alternative approaches. </text:span><text:span text:style-name="T42">By comparing different approaches, we can select the one that most probably will give us the greatest benefit. </text:span><text:span text:style-name="T43">To do this we need to formalize the notion and explain what goes in the thinking process when reading the symbols.</text:span><text:span text:style-name="T44"> The notion should …</text:span></text:p>
      <text:p text:style-name="P4"><text:span text:style-name="T44"/></text:p>
      <text:list xml:id="list1244658770" text:style-name="L3">
        <text:list-item>
          <text:p text:style-name="P44"><text:span text:style-name="T45">… encourage reusable design when possible.</text:span></text:p>
        </text:list-item>
        <text:list-item>
          <text:p text:style-name="P5"><text:span text:style-name="T44">… provide an easy overview over the 'kind' of data structure.</text:span></text:p>
        </text:list-item>
        <text:list-item>
          <text:p text:style-name="P5"><text:span text:style-name="T44">… be programming language agnostic.</text:span></text:p>
        </text:list-item>
        <text:list-item>
          <text:p text:style-name="P5"><text:span text:style-name="T44">… readable in source comments.</text:span></text:p>
        </text:list-item>
        <text:list-item>
          <text:p text:style-name="P5"><text:span text:style-name="T44">… tested enough to be </text:span><text:span text:style-name="T47">proven</text:span><text:span text:style-name="T44"> useful before publishing.</text:span></text:p>
        </text:list-item>
        <text:list-item>
          <text:p text:style-name="P5"><text:span text:style-name="T44">… </text:span><text:span text:style-name="T48">be compatible with Category Theory.</text:span></text:p>
        </text:list-item>
        <text:list-item>
          <text:p text:style-name="P5"><text:span text:style-name="T48">… </text:span><text:span text:style-name="T50">use modern conventions </text:span><text:span text:style-name="T51">in</text:span><text:span text:style-name="T50"> programming.</text:span></text:p>
        </text:list-item>
      </text:list>
      <text:h text:style-name="P48" text:outline-level="2">1 - System</text:h>
      <text:p text:style-name="P6"/>
      <text:p text:style-name="P6">In this algebra, we use the word "system" as a word for <text:span text:style-name="T1">anything</text:span> that encodes information. A system is an abstract object that <text:span text:style-name="T24">is</text:span> composed with other systems. <text:span text:style-name="T23">T</text:span><text:span text:style-name="T22">he sentence “X contains Y that contains Z” is written the following way, reading from left to right:</text:span></text:p>
      <text:p text:style-name="P6"/>
      <text:p text:style-name="P7"><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51">Example</text:p>
          </table:table-cell>
          <table:table-cell table:style-name="Table3.A1" office:value-type="string">
            <text:p text:style-name="P51">Description</text:p>
          </table:table-cell>
          <table:table-cell table:style-name="Table3.C1" office:value-type="string">
            <text:p text:style-name="P51">Comments</text:p>
          </table:table-cell>
        </table:table-row>
        <table:table-row>
          <table:table-cell table:style-name="Table3.A2" office:value-type="string">
            <text:p text:style-name="P56"><draw:frame draw:style-name="fr1" draw:name="Object4" text:anchor-type="as-char" svg:y="-0.1484in" svg:width="0.1618in" svg:height="0.1839in" draw:z-index="2"><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57">Unity system</text:p>
          </table:table-cell>
          <table:table-cell table:style-name="Table3.C2" office:value-type="string">
            <text:p text:style-name="P57">Contains all systems.</text:p>
          </table:table-cell>
        </table:table-row>
        <table:table-row>
          <table:table-cell table:style-name="Table3.A2" office:value-type="string">
            <text:p text:style-name="P56"><draw:frame draw:style-name="fr1" draw:name="Object8" text:anchor-type="as-char" svg:y="-0.1484in" svg:width="0.198in" svg:height="0.1839in" draw:z-index="5"><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56">Binary system</text:p>
          </table:table-cell>
          <table:table-cell table:style-name="Table3.C2" office:value-type="string">
            <text:p text:style-name="P57">Neighbors are bit.</text:p>
          </table:table-cell>
        </table:table-row>
        <table:table-row>
          <table:table-cell table:style-name="Table3.A2" office:value-type="string">
            <text:p text:style-name="P50"><draw:frame draw:style-name="fr1" draw:name="Object9" text:anchor-type="as-char" svg:y="-0.1528in" svg:width="0.2098in" svg:height="0.2047in" draw:z-index="3"><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56">Natural number system</text:p>
          </table:table-cell>
          <table:table-cell table:style-name="Table3.C2" office:value-type="string">
            <text:p text:style-name="P57">Neighbors differ by 1.</text:p>
          </table:table-cell>
        </table:table-row>
        <table:table-row>
          <table:table-cell table:style-name="Table3.A2" office:value-type="string">
            <text:p text:style-name="P50"><draw:frame draw:style-name="fr1" draw:name="Object11" text:anchor-type="as-char" svg:y="-0.1402in" svg:width="0.1937in" svg:height="0.1819in"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56"><text:span text:style-name="T33">Linear</text:span> system</text:p>
          </table:table-cell>
          <table:table-cell table:style-name="Table3.C2" office:value-type="string">
            <text:p text:style-name="P69"><text:span text:style-name="T33">Used for lists and sets </text:span><text:span text:style-name="T46">such as hash tables or arrays</text:span><text:span text:style-name="T33">.</text:span></text:p>
          </table:table-cell>
        </table:table-row>
        <table:table-row>
          <table:table-cell table:style-name="Table3.A2" office:value-type="string">
            <text:p text:style-name="P50"><draw:frame draw:style-name="fr1" draw:name="Object13" text:anchor-type="as-char" svg:y="-0.1484in" svg:width="0.3319in" svg:height="0.1846in" draw:z-index="13"><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58">Functions<text:span text:style-name="T18">, values</text:span></text:p>
          </table:table-cell>
          <table:table-cell table:style-name="Table3.C2" office:value-type="string">
            <text:p text:style-name="P59">Starts with lower case.</text:p>
          </table:table-cell>
        </table:table-row>
        <table:table-row>
          <table:table-cell table:style-name="Table3.A2" office:value-type="string">
            <text:p text:style-name="P60"><draw:frame draw:style-name="fr1" draw:name="Object36" text:anchor-type="as-char" svg:y="-0.152in" svg:width="0.5283in" svg:height="0.2008in" draw:z-index="14"><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61">Tuple</text:p>
          </table:table-cell>
          <table:table-cell table:style-name="Table3.C2" office:value-type="string">
            <text:p text:style-name="P61">Stores X and Y<text:span text:style-name="T13"> together</text:span>.</text:p>
          </table:table-cell>
        </table:table-row>
        <table:table-row>
          <table:table-cell table:style-name="Table3.A2" office:value-type="string">
            <text:p text:style-name="P60"><draw:frame draw:style-name="fr1" draw:name="Object37" text:anchor-type="as-char" svg:y="-0.152in" svg:width="0.5898in" svg:height="0.2in" draw:z-index="32"><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61">Union</text:p>
          </table:table-cell>
          <table:table-cell table:style-name="Table3.C2" office:value-type="string">
            <text:p text:style-name="P61">Stores <text:span text:style-name="T13">either </text:span>X or Y <text:span text:style-name="T49">but not both at same time</text:span>.</text:p>
          </table:table-cell>
        </table:table-row>
      </table:table>
      <text:p text:style-name="P10"/>
      <text:p text:style-name="P11"/>
      <text:h text:style-name="P49" text:outline-level="2">2 - Data Structures</text:h>
      <text:p text:style-name="P8"/>
      <text:p text:style-name="P12">A composition of systems gives a data structure.<text:span text:style-name="T4"> </text:span><text:span text:style-name="T26">Here is</text:span><text:span text:style-name="T30"> a list of natural numbers, </text:span><text:span text:style-name="T27">encoded into a binary system:</text:span></text:p>
      <text:p text:style-name="P17"/>
      <text:p text:style-name="P17"><draw:frame draw:style-name="fr1" draw:name="Object35" text:anchor-type="as-char" svg:y="-0.1528in" svg:width="0.6327in" svg:height="0.2047in" draw:z-index="22"><draw:object xlink:href="./Object 35" xlink:type="simple" xlink:show="embed" xlink:actuate="onLoad"/><draw:image xlink:href="./ObjectReplacements/Object 35" xlink:type="simple" xlink:show="embed" xlink:actuate="onLoad"/></draw:frame></text:p>
      <text:p text:style-name="P12"/>
      <text:p text:style-name="P21"><text:span text:style-name="T31">When we are dealing with computer memory, there is always a 'B' at the top. </text:span><text:span text:style-name="T49">If we have a union </text:span><text:span text:style-name="T52">of X and Y</text:span><text:span text:style-name="T49"> </text:span><text:span text:style-name="T52">in a binary system we can transform it into a union of the binary representation of X and Y:</text:span></text:p>
      <text:p text:style-name="P20"/>
      <text:p text:style-name="P20"><draw:frame draw:style-name="fr1" draw:name="Object33" text:anchor-type="as-char" svg:y="-0.152in" svg:width="1.8244in" svg:height="0.2008in" draw:z-index="33"><draw:object xlink:href="./Object 6" xlink:type="simple" xlink:show="embed" xlink:actuate="onLoad"/><draw:image xlink:href="./ObjectReplacements/Object 6" xlink:type="simple" xlink:show="embed" xlink:actuate="onLoad"/><svg:desc>formula</svg:desc></draw:frame></text:p>
      <text:p text:style-name="P18"/>
      <text:p text:style-name="P18"><text:span text:style-name="T53">This process is called “flattening”.</text:span></text:p>
      <text:p text:style-name="P9"/>
      <table:table table:name="Table2" table:style-name="Table2">
        <table:table-column table:style-name="Table2.A"/>
        <table:table-row>
          <table:table-cell table:style-name="Table2.A1" office:value-type="string">
            <text:p text:style-name="P52">Fundamental Theorem of <text:span text:style-name="T2">Data Structures</text:span></text:p>
          </table:table-cell>
        </table:table-row>
        <table:table-row>
          <table:table-cell table:style-name="Table2.A2" office:value-type="string">
            <text:p text:style-name="P19"><draw:frame draw:style-name="fr1" draw:name="Object34" text:anchor-type="as-char" svg:y="-0.228in" svg:width="1.6366in" svg:height="0.4075in" draw:z-index="23"><draw:object xlink:href="./Object 34" xlink:type="simple" xlink:show="embed" xlink:actuate="onLoad"/><draw:image xlink:href="./ObjectReplacements/Object 34" xlink:type="simple" xlink:show="embed" xlink:actuate="onLoad"/></draw:frame></text:p>
          </table:table-cell>
        </table:table-row>
      </table:table>
      <text:p text:style-name="P13"/>
      <text:p text:style-name="P13">The fundamental theorem is what makes the algebra useful, because we can transform one solution into another non-equal solution with different properties<text:span text:style-name="T4">:</text:span></text:p>
      <text:p text:style-name="P13"/>
      <text:p text:style-name="P16"><draw:frame draw:style-name="fr1" draw:name="Object21" text:anchor-type="as-char" svg:y="-0.2307in" svg:width="1.8071in" svg:height="0.4181in" draw:z-index="24"><draw:object xlink:href="./Object 21" xlink:type="simple" xlink:show="embed" xlink:actuate="onLoad"/><draw:image xlink:href="./ObjectReplacements/Object 21" xlink:type="simple" xlink:show="embed" xlink:actuate="onLoad"/></draw:frame></text:p>
      <text:p text:style-name="P13"/>
      <text:p text:style-name="P22"/>
      <text:h text:style-name="P48" text:outline-level="2">3 - <text:span text:style-name="T15">Addressing </text:span>Capacity</text:h>
      <text:p text:style-name="P45"/>
      <text:p text:style-name="P46"><text:span text:style-name="T9">For addressing capacity we</text:span> use the following notation:</text:p>
      <text:p text:style-name="P46"><draw:frame draw:style-name="fr1" draw:name="Object15" text:anchor-type="as-char" svg:y="-0.1484in" svg:width="0.3374in" svg:height="0.1929in" draw:z-index="6"><draw:object xlink:href="./Object 15" xlink:type="simple" xlink:show="embed" xlink:actuate="onLoad"/><draw:image xlink:href="./ObjectReplacements/Object 15" xlink:type="simple" xlink:show="embed" xlink:actuate="onLoad"/></draw:frame><text:line-break/></text:p>
      <table:table table:name="Table4" table:style-name="Table4">
        <table:table-column table:style-name="Table4.A" table:number-columns-repeated="3"/>
        <table:table-row>
          <table:table-cell table:style-name="Table4.A1" office:value-type="string">
            <text:p text:style-name="P53">Example</text:p>
          </table:table-cell>
          <table:table-cell table:style-name="Table4.A1" office:value-type="string">
            <text:p text:style-name="P53">Description</text:p>
          </table:table-cell>
          <table:table-cell table:style-name="Table4.C1" office:value-type="string">
            <text:p text:style-name="P53">Comments</text:p>
          </table:table-cell>
        </table:table-row>
        <table:table-row>
          <table:table-cell table:style-name="Table4.A2" office:value-type="string">
            <text:p text:style-name="P50"><draw:frame draw:style-name="fr1" draw:name="Object17" text:anchor-type="as-char" svg:y="-0.172in" svg:width="0.8654in" svg:height="0.2244in" draw:z-index="7"><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62">Natural number capacity</text:p>
          </table:table-cell>
          <table:table-cell table:style-name="Table4.C2" office:value-type="string">
            <text:p text:style-name="P62">The <text:span text:style-name="T16">addressing </text:span>capacity of natural number<text:span text:style-name="T16">s</text:span> grows exponentially with the number of bits.</text:p>
          </table:table-cell>
        </table:table-row>
        <table:table-row>
          <table:table-cell table:style-name="Table4.A2" office:value-type="string">
            <text:p text:style-name="P50"><draw:frame draw:style-name="fr1" draw:name="Object18" text:anchor-type="as-char" svg:y="-0.1484in" svg:width="1.6492in" svg:height="0.1929in" draw:z-index="8"><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62"><text:span text:style-name="T55">Linear</text:span> capacity</text:p>
          </table:table-cell>
          <table:table-cell table:style-name="Table4.C2" office:value-type="string">
            <text:p text:style-name="P62">The capacity of a <text:span text:style-name="T55">linear data structure</text:span> grows linearly with the number of bits.</text:p>
          </table:table-cell>
        </table:table-row>
        <table:table-row>
          <table:table-cell table:style-name="Table4.A2" office:value-type="string">
            <text:p text:style-name="P50"><draw:frame draw:style-name="fr1" draw:name="Object19" text:anchor-type="as-char" svg:y="-0.1484in" svg:width="1.0228in" svg:height="0.1929in" draw:z-index="12"><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62"/>
          </table:table-cell>
          <table:table-cell table:style-name="Table4.C2" office:value-type="string">
            <text:p text:style-name="P63">The capacity of X is equal to the capacity of storing anything not X.</text:p>
          </table:table-cell>
        </table:table-row>
        <table:table-row>
          <table:table-cell table:style-name="Table4.A2" office:value-type="string">
            <text:p text:style-name="P50"><draw:frame draw:style-name="fr1" draw:name="Object24" text:anchor-type="as-char" svg:y="-0.152in" svg:width="1.2161in" svg:height="0.2in" draw:z-index="25"><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64">Ad<text:span text:style-name="T56">d</text:span>ressing capacity</text:p>
          </table:table-cell>
          <table:table-cell table:style-name="Table4.C2" office:value-type="string">
            <text:p text:style-name="P64">The <text:span text:style-name="T10">tuple</text:span> of two systems can address the equal amount of their product.</text:p>
          </table:table-cell>
        </table:table-row>
        <table:table-row>
          <table:table-cell table:style-name="Table4.A2" office:value-type="string">
            <text:p text:style-name="P50"><draw:frame draw:style-name="fr1" draw:name="Object25" text:anchor-type="as-char" svg:y="-0.172in" svg:width="0.5772in" svg:height="0.2165in" draw:z-index="26"><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65">Binary <text:span text:style-name="T11">ad</text:span><text:span text:style-name="T56">d</text:span><text:span text:style-name="T11">ressing </text:span>capacity</text:p>
          </table:table-cell>
          <table:table-cell table:style-name="Table4.C2" office:value-type="string">
            <text:p text:style-name="P65">The only <text:span text:style-name="T11">adressing capacity</text:span> we get from a binary system without peeking inside is the number of bits.</text:p>
          </table:table-cell>
        </table:table-row>
        <table:table-row>
          <table:table-cell table:style-name="Table4.A2" office:value-type="string">
            <text:p text:style-name="P50"/>
          </table:table-cell>
          <table:table-cell table:style-name="Table4.A2" office:value-type="string">
            <text:p text:style-name="P62"/>
          </table:table-cell>
          <table:table-cell table:style-name="Table4.C2" office:value-type="string">
            <text:p text:style-name="P50"/>
          </table:table-cell>
        </table:table-row>
      </table:table>
      <text:p text:style-name="P46"/>
      <text:h text:style-name="P48" text:outline-level="2"><text:span text:style-name="T3">4</text:span> - Equality</text:h>
      <text:p text:style-name="P8"/>
      <text:p text:style-name="P23">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8"/>
      <text:p text:style-name="P14"><draw:frame draw:style-name="fr1" draw:name="Object7" text:anchor-type="as-char" svg:y="-0.1484in" svg:width="1.6492in" svg:height="0.1929in" draw:z-index="1"><draw:object xlink:href="./Object 7" xlink:type="simple" xlink:show="embed" xlink:actuate="onLoad"/><draw:image xlink:href="./ObjectReplacements/Object 7" xlink:type="simple" xlink:show="embed" xlink:actuate="onLoad"/></draw:frame></text:p>
      <text:p text:style-name="P14"/>
      <text:p text:style-name="P15">When the constant is close to each other we can consider the implementations equal,<text:span text:style-name="T17"> therefore we use just one symbol independently of the list implementation.</text:span></text:p>
      <text:p text:style-name="P24"/>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4">Example</text:p>
          </table:table-cell>
          <table:table-cell table:style-name="Table1.A1" office:value-type="string">
            <text:p text:style-name="P54">Description</text:p>
          </table:table-cell>
          <table:table-cell table:style-name="Table1.C1" office:value-type="string">
            <text:p text:style-name="P54">Comments</text:p>
          </table:table-cell>
        </table:table-row>
        <table:table-row>
          <table:table-cell table:style-name="Table1.A2" office:value-type="string">
            <text:p text:style-name="P50"><draw:frame draw:style-name="fr1" draw:name="Object2" text:anchor-type="as-char" svg:y="-0.1484in" svg:width="1.7764in" svg:height="0.1846in" draw:z-index="9"><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66">Different systems are exclusive</text:p>
          </table:table-cell>
          <table:table-cell table:style-name="Table1.C2" office:value-type="string">
            <text:p text:style-name="P66">When we say "not X" this includes all systems that are not equal to X.</text:p>
          </table:table-cell>
        </table:table-row>
        <table:table-row>
          <table:table-cell table:style-name="Table1.A2" office:value-type="string">
            <text:p text:style-name="P50"><draw:frame draw:style-name="fr1" draw:name="Object3" text:anchor-type="as-char" svg:y="-0.1484in" svg:width="0.8244in" svg:height="0.1846in" draw:z-index="10"><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66">Law of unity</text:p>
          </table:table-cell>
          <table:table-cell table:style-name="Table1.C2" office:value-type="string">
            <text:p text:style-name="P67"/>
          </table:table-cell>
        </table:table-row>
        <table:table-row>
          <table:table-cell table:style-name="Table1.A2" office:value-type="string">
            <text:p text:style-name="P50"><draw:frame draw:style-name="fr1" draw:name="Object1" text:anchor-type="as-char" svg:y="-0.1484in" svg:width="0.9555in" svg:height="0.1846in" draw:z-index="11"><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68">Non-commutativity</text:p>
          </table:table-cell>
          <table:table-cell table:style-name="Table1.C2" office:value-type="string">
            <text:p text:style-name="P68">A data structure where Y is encoded in X is not equal to the data structure where X is encoded in Y.</text:p>
          </table:table-cell>
        </table:table-row>
        <table:table-row>
          <table:table-cell table:style-name="Table1.A2" office:value-type="string">
            <text:p text:style-name="P50"/>
          </table:table-cell>
          <table:table-cell table:style-name="Table1.A2" office:value-type="string">
            <text:p text:style-name="P66"/>
          </table:table-cell>
          <table:table-cell table:style-name="Table1.C2" office:value-type="string">
            <text:p text:style-name="P50"/>
          </table:table-cell>
        </table:table-row>
      </table:table>
      <text:p text:style-name="P25"/>
      <text:h text:style-name="P48" text:outline-level="2">5 - Binary Lattice in Hyperspace</text:h>
      <text:p text:style-name="P26"/>
      <text:p text:style-name="P27">Assume we have a <text:span text:style-name="T5">graph</text:span> where each node is represented with a sequence of bits. The neighbors of the node differ in bits by one, such that if we have two nodes, we can take an XOR operation between their value and get the bit that is changing:</text:p>
      <text:p text:style-name="P27"/>
      <text:p text:style-name="P27"><draw:frame draw:style-name="fr1" draw:name="Object22" text:anchor-type="as-char" svg:y="-0.3161in" svg:width="1.7811in" svg:height="0.5839in" draw:z-index="15"><draw:object xlink:href="./Object 22" xlink:type="simple" xlink:show="embed" xlink:actuate="onLoad"/><draw:image xlink:href="./ObjectReplacements/Object 22" xlink:type="simple" xlink:show="embed" xlink:actuate="onLoad"/></draw:frame></text:p>
      <text:p text:style-name="P27"/>
      <text:p text:style-name="P28">We can divide all edges that this lattice form in hyperspace into exclusive groups, based on their XOR operation. We can count the number of members per group by taking 2 powered to the number of zeroes, which equals the number of groups minus 1.</text:p>
      <text:p text:style-name="P28"/>
      <text:p text:style-name="P28"><draw:frame draw:style-name="fr1" draw:name="Object23" text:anchor-type="as-char" svg:y="-0.2437in" svg:width="0.978in" svg:height="0.4528in" draw:z-index="16"><draw:object xlink:href="./Object 23" xlink:type="simple" xlink:show="embed" xlink:actuate="onLoad"/><draw:image xlink:href="./ObjectReplacements/Object 23" xlink:type="simple" xlink:show="embed" xlink:actuate="onLoad"/></draw:frame><text:line-break/></text:p>
      <text:p text:style-name="P29">Now we can use the rule for adressing capacity:</text:p>
      <text:p text:style-name="P29"/>
      <text:p text:style-name="P29"><draw:frame draw:style-name="fr1" draw:name="Object26" text:anchor-type="as-char" svg:y="-0.4744in" svg:width="1.6917in" svg:height="0.9146in" draw:z-index="17"><draw:object xlink:href="./Object 26" xlink:type="simple" xlink:show="embed" xlink:actuate="onLoad"/><draw:image xlink:href="./ObjectReplacements/Object 26" xlink:type="simple" xlink:show="embed" xlink:actuate="onLoad"/></draw:frame></text:p>
      <text:p text:style-name="P28"/>
      <text:p text:style-name="P30">Since this includes all groups and their members, we can define a system H<text:span text:style-name="T6"> for "hypercube" that can address the same amount but does not address group and member separately:</text:span></text:p>
      <text:p text:style-name="P30"/>
      <text:p text:style-name="P30"><draw:frame draw:style-name="fr1" draw:name="Object27" text:anchor-type="as-char" svg:y="-0.152in" svg:width="1.0484in" svg:height="0.2134in" draw:z-index="18"><draw:object xlink:href="./Object 27" xlink:type="simple" xlink:show="embed" xlink:actuate="onLoad"/><draw:image xlink:href="./ObjectReplacements/Object 27" xlink:type="simple" xlink:show="embed" xlink:actuate="onLoad"/></draw:frame><text:line-break/><text:line-break/><text:span text:style-name="T7">H is equal to any function that maps natural numbers to an edge. Now we have two different data structures:</text:span></text:p>
      <text:p text:style-name="P31"/>
      <text:p text:style-name="P32"><draw:frame draw:style-name="fr1" draw:name="Object28" text:anchor-type="as-char" svg:y="-0.2346in" svg:width="0.9665in" svg:height="0.4272in" draw:z-index="19"><draw:object xlink:href="./Object 28" xlink:type="simple" xlink:show="embed" xlink:actuate="onLoad"/><draw:image xlink:href="./ObjectReplacements/Object 28" xlink:type="simple" xlink:show="embed" xlink:actuate="onLoad"/></draw:frame></text:p>
      <text:p text:style-name="P33">These two solutions are not equivalent, because in the <text:span text:style-name="T12">second</text:span> case we extend the capacity of H as a whole but in the <text:span text:style-name="T12">first</text:span> case we can choose to extend either for groups or for members.</text:p>
      <text:p text:style-name="P33"/>
      <text:h text:style-name="P48" text:outline-level="2">6 - Prime Number System</text:h>
      <text:p text:style-name="P34"/>
      <text:p text:style-name="P34">Prime numbers can be used to store lists in a single natural number. Every natural number<text:span text:style-name="T8">, except 0, </text:span><text:s/>can be written as a product of prime numbers, where the exponent allows encoding of information that is not mixed with the other exponents:</text:p>
      <text:p text:style-name="P34"/>
      <text:p text:style-name="P34"><draw:frame draw:style-name="fr1" draw:name="Object29" text:anchor-type="as-char" svg:y="-0.1752in" svg:width="1.7957in" svg:height="0.2272in" draw:z-index="20"><draw:object xlink:href="./Object 29" xlink:type="simple" xlink:show="embed" xlink:actuate="onLoad"/><draw:image xlink:href="./ObjectReplacements/Object 29" xlink:type="simple" xlink:show="embed" xlink:actuate="onLoad"/></draw:frame></text:p>
      <text:p text:style-name="P34"/>
      <text:p text:style-name="P35">To read back this information, it requires factorization of the number.If we had infinite binary memory, we could construct this data structure:</text:p>
      <text:p text:style-name="P35"/>
      <text:p text:style-name="P35"><draw:frame draw:style-name="fr1" draw:name="Object30" text:anchor-type="as-char" svg:y="-0.172in" svg:width="1.2402in" svg:height="0.2244in" draw:z-index="21"><draw:object xlink:href="./Object 30" xlink:type="simple" xlink:show="embed" xlink:actuate="onLoad"/><draw:image xlink:href="./ObjectReplacements/Object 30" xlink:type="simple" xlink:show="embed" xlink:actuate="onLoad"/></draw:frame></text:p>
      <text:p text:style-name="P35"/>
      <text:p text:style-name="P36">For each power of 'n', we could replace the current data structure with a new one that gives us infinitely more memory, but we must give up the data structure we have to replace it with a new one.<text:line-break/></text:p>
      <text:h text:style-name="P48" text:outline-level="2">7 - Factoring Lists</text:h>
      <text:p text:style-name="P37"/>
      <text:p text:style-name="P37">We <text:span text:style-name="T19">have 3</text:span> different particles:</text:p>
      <text:p text:style-name="P37"/>
      <text:p text:style-name="P37"><draw:frame draw:style-name="fr1" draw:name="Object14" text:anchor-type="as-char" svg:y="-0.152in" svg:width="0.961in" svg:height="0.2in" draw:z-index="27"><draw:object xlink:href="./Object 14" xlink:type="simple" xlink:show="embed" xlink:actuate="onLoad"/><draw:image xlink:href="./ObjectReplacements/Object 14" xlink:type="simple" xlink:show="embed" xlink:actuate="onLoad"/></draw:frame></text:p>
      <text:p text:style-name="P37"/>
      <text:p text:style-name="P38">We want to store the experimental result of measuring the mass of the particles.</text:p>
      <text:p text:style-name="P39">The first solution we can come up with is storing this as a tuple in a list:</text:p>
      <text:p text:style-name="P39"/>
      <text:p text:style-name="P39"><draw:frame draw:style-name="fr1" draw:name="Object16" text:anchor-type="as-char" svg:y="-0.152in" svg:width="0.7445in" svg:height="0.2in" draw:z-index="28"><draw:object xlink:href="./Object 16" xlink:type="simple" xlink:show="embed" xlink:actuate="onLoad"/><draw:image xlink:href="./ObjectReplacements/Object 16" xlink:type="simple" xlink:show="embed" xlink:actuate="onLoad"/></draw:frame><text:line-break/></text:p>
      <text:p text:style-name="P40">The addressing capacity of mass is infinite, but the addressing capacity of P is only 3:</text:p>
      <text:p text:style-name="P40"/>
      <text:p text:style-name="P41"><draw:frame draw:style-name="fr1" draw:name="Object10" text:anchor-type="as-char" svg:y="-0.222in" svg:width="0.5583in" svg:height="0.3929in" draw:z-index="30"><draw:object xlink:href="./Object 10" xlink:type="simple" xlink:show="embed" xlink:actuate="onLoad"/><draw:image xlink:href="./ObjectReplacements/Object 10" xlink:type="simple" xlink:show="embed" xlink:actuate="onLoad"/></draw:frame></text:p>
      <text:p text:style-name="P41"/>
      <text:p text:style-name="P41"><text:span text:style-name="T20">To save space we decide to factor out the particle information from the list:</text:span><text:line-break/><text:line-break/><draw:frame draw:style-name="fr1" draw:name="Object12" text:anchor-type="as-char" svg:y="-0.228in" svg:width="1.448in" svg:height="0.4075in" draw:z-index="29"><draw:object xlink:href="./Object 12" xlink:type="simple" xlink:show="embed" xlink:actuate="onLoad"/><draw:image xlink:href="./ObjectReplacements/Object 12" xlink:type="simple" xlink:show="embed" xlink:actuate="onLoad"/></draw:frame></text:p>
      <text:p text:style-name="P42"/>
      <text:p text:style-name="P43">Why did we not factor out the information about the mass? Because the addressing capacity of the particle information is much lower.<text:span text:style-name="T21"> If we factored out the mass, it would require many more lists.</text:span></text:p>
      <text:p text:style-name="P43"/>
      <table:table table:name="Table5" table:style-name="Table5">
        <table:table-column table:style-name="Table5.A"/>
        <table:table-row>
          <table:table-cell table:style-name="Table5.A1" office:value-type="string">
            <text:p text:style-name="P55">Factoring Lists</text:p>
          </table:table-cell>
        </table:table-row>
        <table:table-row>
          <table:table-cell table:style-name="Table5.A2" office:value-type="string">
            <text:p text:style-name="P50"><draw:frame draw:style-name="fr1" draw:name="Object31" text:anchor-type="as-char" svg:y="-0.3256in" svg:width="1.4264in" svg:height="0.6008in" draw:z-index="31"><draw:object xlink:href="./Object 31" xlink:type="simple" xlink:show="embed" xlink:actuate="onLoad"/><draw:image xlink:href="./ObjectReplacements/Object 31" xlink:type="simple" xlink:show="embed" xlink:actuate="onLoad"/></draw:frame></text:p>
          </table:table-cell>
        </table:table-row>
      </table:table>
      <text:p text:style-name="P43"/>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28T03:56:52</dc:date>
    <meta:editing-duration>PT6H24M35S</meta:editing-duration>
    <meta:editing-cycles>149</meta:editing-cycles>
    <meta:generator>LibreOffice/3.6$Linux_X86_64 LibreOffice_project/360m1$Build-2</meta:generator>
    <meta:document-statistic meta:table-count="5" meta:image-count="0" meta:object-count="34" meta:page-count="8" meta:paragraph-count="114" meta:word-count="1015" meta:character-count="5722" meta:non-whitespace-character-count="4753"/>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table>
      <mtr>
        <mtd>
          <mrow>
            <mrow>
              <mrow>
                <mo stretchy="false">∣</mo>
                <mrow>
                  <mi>m</mi>
                </mrow>
                <mo stretchy="false">∣</mo>
              </mrow>
              <mo stretchy="false">=</mo>
              <mo stretchy="false">∞</mo>
            </mrow>
          </mrow>
        </mtd>
      </mtr>
      <mtr>
        <mtd>
          <mrow>
            <mrow>
              <mrow>
                <mo stretchy="false">∣</mo>
                <mrow>
                  <mi>P</mi>
                </mrow>
                <mo stretchy="false">∣</mo>
              </mrow>
              <mo stretchy="false">=</mo>
              <mn>3</mn>
            </mrow>
          </mrow>
        </mtd>
      </mtr>
    </mtable>
    <annotation encoding="StarMath 5.0">lline m rline = infinity newline
lline P rline = 3</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table>
      <mtr>
        <mtd>
          <mrow>
            <mrow>
              <mo stretchy="false">[</mo>
              <mo stretchy="false">]</mo>
            </mrow>
            <mo stretchy="false">∘</mo>
            <mrow>
              <mo stretchy="false">(</mo>
              <mrow>
                <mi>m</mi>
                <mi>,</mi>
                <mi>P</mi>
              </mrow>
              <mo stretchy="false">)</mo>
            </mrow>
            <mo stretchy="false">→</mo>
            <mi>P</mi>
            <mo stretchy="false">∘</mo>
            <mrow>
              <mo stretchy="false">[</mo>
              <mo stretchy="false">]</mo>
            </mrow>
            <mo stretchy="false">∘</mo>
            <mi>m</mi>
          </mrow>
        </mtd>
      </mtr>
      <mtr>
        <mtd>
          <mrow>
            <mrow>
              <mo stretchy="false">(</mo>
              <mrow>
                <mrow>
                  <mrow>
                    <mi>e</mi>
                    <mo stretchy="false">+</mo>
                    <mo stretchy="false">μ</mo>
                  </mrow>
                  <mo stretchy="false">+</mo>
                  <mo stretchy="false">τ</mo>
                </mrow>
              </mrow>
              <mo stretchy="false">)</mo>
            </mrow>
            <mo stretchy="false">∘</mo>
            <mrow>
              <mo stretchy="false">[</mo>
              <mo stretchy="false">]</mo>
            </mrow>
            <mo stretchy="false">∘</mo>
            <mi>m</mi>
          </mrow>
        </mtd>
      </mtr>
    </mtable>
    <annotation encoding="StarMath 5.0">[] circ (m, P) rightarrow P circ [] circ m newline
(e + %mu + %tau) circ [] circ m</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i>P</mi>
        <mo stretchy="false">=</mo>
        <mrow>
          <mo stretchy="false">(</mo>
          <mrow>
            <mrow>
              <mrow>
                <mi>e</mi>
                <mo stretchy="false">+</mo>
                <mo stretchy="false">μ</mo>
              </mrow>
              <mo stretchy="false">+</mo>
              <mo stretchy="false">τ</mo>
            </mrow>
          </mrow>
          <mo stretchy="false">)</mo>
        </mrow>
      </mrow>
    </mrow>
    <annotation encoding="StarMath 5.0">P = (e + %mu + %tau)</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i>m</mi>
          <mi>,</mi>
          <mi>P</mi>
        </mrow>
        <mo stretchy="false">)</mo>
      </mrow>
    </mrow>
    <annotation encoding="StarMath 5.0">[] circ (m, P)</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1/content.xml><?xml version="1.0" encoding="utf-8"?>
<math xmlns="http://www.w3.org/1998/Math/MathML">
  <semantics>
    <mtable>
      <mtr>
        <mtd>
          <mrow>
            <mo stretchy="false">ℕ</mo>
            <mo stretchy="false">∘</mo>
            <mrow>
              <mo stretchy="false">(</mo>
              <mrow>
                <mrow>
                  <mi>X</mi>
                  <mo stretchy="false">+</mo>
                  <mi>Y</mi>
                </mrow>
              </mrow>
              <mo stretchy="false">)</mo>
            </mrow>
            <mo stretchy="false">→</mo>
            <mo stretchy="false">ℕ</mo>
            <mo stretchy="false">∘</mo>
            <mrow>
              <mi>X</mi>
              <mo stretchy="false">+</mo>
              <mo stretchy="false">ℕ</mo>
            </mrow>
            <mo stretchy="false">∘</mo>
            <mi>Y</mi>
          </mrow>
        </mtd>
      </mtr>
      <mtr>
        <mtd>
          <mrow>
            <mo stretchy="false">ℕ</mo>
            <mo stretchy="false">∘</mo>
            <mrow>
              <mrow>
                <mo stretchy="false">(</mo>
                <mrow>
                  <mrow>
                    <mi>X</mi>
                    <mo stretchy="false">+</mo>
                    <mi>Y</mi>
                  </mrow>
                </mrow>
                <mo stretchy="false">)</mo>
              </mrow>
              <mo stretchy="false">≠</mo>
              <mo stretchy="false">ℕ</mo>
            </mrow>
            <mo stretchy="false">∘</mo>
            <mrow>
              <mi>X</mi>
              <mo stretchy="false">+</mo>
              <mo stretchy="false">ℕ</mo>
            </mrow>
            <mo stretchy="false">∘</mo>
            <mi>Y</mi>
          </mrow>
        </mtd>
      </mtr>
    </mtable>
    <annotation encoding="StarMath 5.0">setN circ (X + Y) rightarrow setN circ X + setN circ Y newline
setN circ (X + Y) neq setN circ X + setN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o stretchy="false">(</mo>
                    <mrow>
                      <msub>
                        <mi>H</mi>
                        <mi>g</mi>
                      </msub>
                      <mi>,</mi>
                      <msub>
                        <mi>H</mi>
                        <mi>m</mi>
                      </msub>
                    </mrow>
                    <mo stretchy="false">)</mo>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o stretchy="false">(</mo>
                    <mrow>
                      <msub>
                        <mi>H</mi>
                        <mi>g</mi>
                      </msub>
                      <mi>,</mi>
                      <msub>
                        <mi>H</mi>
                        <mi>m</mi>
                      </msub>
                    </mrow>
                    <mo stretchy="false">)</mo>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o stretchy="false">(</mo>
                    <mrow>
                      <msub>
                        <mi>H</mi>
                        <mi>g</mi>
                      </msub>
                      <mi>,</mi>
                      <msub>
                        <mi>H</mi>
                        <mi>m</mi>
                      </msub>
                    </mrow>
                    <mo stretchy="false">)</mo>
                  </mrow>
                </mrow>
                <mo stretchy="false">∣</mo>
              </mrow>
              <mo stretchy="false">=</mo>
              <mrow>
                <mi>n</mi>
                <mo stretchy="false">⋅</mo>
                <msup>
                  <mn>2</mn>
                  <mrow>
                    <mrow>
                      <mi>n</mi>
                      <mo stretchy="false">−</mo>
                      <mn>1</mn>
                    </mrow>
                  </mrow>
                </msup>
              </mrow>
            </mrow>
          </mrow>
        </mtd>
      </mtr>
    </mtable>
    <annotation encoding="StarMath 5.0">lline B sub graph rline = n newline
lline (H sub g, H sub m) rline = lline H sub g rline lline H sub m rline newline
lline (H sub g, H sub m) rline =
lline H sub g rline cdot 2 sup {lline H sub g rline - 1} newline
lline (H sub g, H sub m) rline =
n cdot 2 sup {n - 1}</annotation>
  </semantics>
</math>
</file>

<file path=Object 27/content.xml><?xml version="1.0" encoding="utf-8"?>
<math xmlns="http://www.w3.org/1998/Math/MathML">
  <semantics>
    <mrow>
      <mrow>
        <mo stretchy="false">(</mo>
        <mrow>
          <msub>
            <mi>H</mi>
            <mi>g</mi>
          </msub>
          <mi>,</mi>
          <msub>
            <mi>H</mi>
            <mi>m</mi>
          </msub>
        </mrow>
        <mo stretchy="false">)</mo>
      </mrow>
      <mo stretchy="false">→</mo>
      <mi>H</mi>
    </mrow>
    <annotation encoding="StarMath 5.0">(H sub g, H sub m) rightarrow H</annotation>
  </semantics>
</math>
</file>

<file path=Object 28/content.xml><?xml version="1.0" encoding="utf-8"?>
<math xmlns="http://www.w3.org/1998/Math/MathML">
  <semantics>
    <mtable>
      <mtr>
        <mtd>
          <mrow>
            <mo stretchy="false">ℕ</mo>
            <mo stretchy="false">∘</mo>
            <mrow>
              <mo stretchy="false">(</mo>
              <mrow>
                <msub>
                  <mi>H</mi>
                  <mi>g</mi>
                </msub>
                <mi>,</mi>
                <msub>
                  <mi>H</mi>
                  <mi>m</mi>
                </msub>
              </mrow>
              <mo stretchy="false">)</mo>
            </mrow>
          </mrow>
        </mtd>
      </mtr>
      <mtr>
        <mtd>
          <mrow>
            <mo stretchy="false">ℕ</mo>
            <mo stretchy="false">∘</mo>
            <mi>H</mi>
          </mrow>
        </mtd>
      </mtr>
    </mtable>
    <annotation encoding="StarMath 5.0">setN circ (H sub g, H sub m) newline
setN circ H</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table>
      <mtr>
        <mtd>
          <mrow>
            <mrow>
              <mo stretchy="false">[</mo>
              <mo stretchy="false">]</mo>
            </mrow>
            <mo stretchy="false">∘</mo>
            <mrow>
              <mo stretchy="false">(</mo>
              <mrow>
                <mi>X</mi>
                <mi>,</mi>
                <mi>Y</mi>
              </mrow>
              <mo stretchy="false">)</mo>
            </mrow>
            <mo stretchy="false">→</mo>
          </mrow>
        </mtd>
      </mtr>
      <mtr>
        <mtd>
          <mrow>
            <mi>X</mi>
            <mo stretchy="false">∘</mo>
            <mrow>
              <mo stretchy="false">[</mo>
              <mo stretchy="false">]</mo>
            </mrow>
            <mo stretchy="false">∘</mo>
            <mi>Y</mi>
            <mi>,</mi>
            <mi mathvariant="italic">if</mi>
            <mrow>
              <mrow>
                <mo stretchy="false">∣</mo>
                <mrow>
                  <mi>X</mi>
                </mrow>
                <mo stretchy="false">∣</mo>
              </mrow>
              <mo stretchy="false">&lt;</mo>
              <mrow>
                <mo stretchy="false">∣</mo>
                <mrow>
                  <mi>Y</mi>
                </mrow>
                <mo stretchy="false">∣</mo>
              </mrow>
            </mrow>
          </mrow>
        </mtd>
      </mtr>
      <mtr>
        <mtd>
          <mrow>
            <mi>Y</mi>
            <mo stretchy="false">∘</mo>
            <mrow>
              <mo stretchy="false">[</mo>
              <mo stretchy="false">]</mo>
            </mrow>
            <mo stretchy="false">∘</mo>
            <mi>X</mi>
            <mi>,</mi>
            <mi mathvariant="italic">if</mi>
            <mrow>
              <mrow>
                <mo stretchy="false">∣</mo>
                <mrow>
                  <mi>X</mi>
                </mrow>
                <mo stretchy="false">∣</mo>
              </mrow>
              <mo stretchy="false">&gt;</mo>
              <mrow>
                <mo stretchy="false">∣</mo>
                <mrow>
                  <mi>Y</mi>
                </mrow>
                <mo stretchy="false">∣</mo>
              </mrow>
            </mrow>
          </mrow>
        </mtd>
      </mtr>
    </mtable>
    <annotation encoding="StarMath 5.0">[] circ (X, Y) rightarrow newline
X circ [] circ Y , if lline X rline &lt; lline Y rline newline
Y circ [] circ X , if lline X rline &gt; lline Y rline</annotation>
  </semantics>
</math>
</file>

<file path=Object 34/content.xml><?xml version="1.0" encoding="utf-8"?>
<math xmlns="http://www.w3.org/1998/Math/MathML">
  <semantics>
    <mtable>
      <mtr>
        <mtd>
          <mrow>
            <mrow>
              <mi>Z</mi>
              <mo stretchy="false">=</mo>
              <mi>Z</mi>
            </mrow>
            <mo stretchy="false">∘</mo>
            <mrow>
              <mn>1</mn>
              <mo stretchy="false">=</mo>
              <mi>Z</mi>
            </mrow>
            <mo stretchy="false">∘</mo>
            <mrow>
              <mo stretchy="false">(</mo>
              <mrow>
                <mrow>
                  <mi>X</mi>
                  <mo stretchy="false">+</mo>
                  <mrow>
                    <mo stretchy="false">¬</mo>
                    <mi>X</mi>
                  </mrow>
                </mrow>
              </mrow>
              <mo stretchy="false">)</mo>
            </mrow>
          </mrow>
        </mtd>
      </mtr>
      <mtr>
        <mtd>
          <mrow>
            <mrow>
              <mi>Z</mi>
              <mo stretchy="false">≠</mo>
              <mrow>
                <mo stretchy="false">(</mo>
                <mrow>
                  <mi>Z</mi>
                  <mo stretchy="false">∘</mo>
                  <mrow>
                    <mi>X</mi>
                    <mo stretchy="false">+</mo>
                    <mi>Z</mi>
                  </mrow>
                  <mo stretchy="false">∘</mo>
                  <mrow>
                    <mo stretchy="false">¬</mo>
                    <mi>X</mi>
                  </mrow>
                </mrow>
                <mo stretchy="false">)</mo>
              </mrow>
            </mrow>
          </mrow>
        </mtd>
      </mtr>
    </mtable>
    <annotation encoding="StarMath 5.0">Z = Z circ 1 = Z circ (X + neg X) newline
Z neq (Z circ X + Z circ neg X)</annotation>
  </semantics>
</math>
</file>

<file path=Object 35/content.xml><?xml version="1.0" encoding="utf-8"?>
<math xmlns="http://www.w3.org/1998/Math/MathML">
  <semantics>
    <mrow>
      <mi>B</mi>
      <mo stretchy="false">∘</mo>
      <mrow>
        <mo stretchy="false">[</mo>
        <mo stretchy="false">]</mo>
      </mrow>
      <mo stretchy="false">∘</mo>
      <mo stretchy="false">ℕ</mo>
    </mrow>
    <annotation encoding="StarMath 5.0">B circ [] circ setN</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